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7.001cm" style:rel-column-width="30436*"/>
    </style:style>
    <style:style style:name="Table1.B" style:family="table-column">
      <style:table-column-properties style:column-width="8.073cm" style:rel-column-width="3509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74cm" table:align="margins" style:writing-mode="lr-tb"/>
    </style:style>
    <style:style style:name="Table2.A" style:family="table-column">
      <style:table-column-properties style:column-width="6.994cm" style:rel-column-width="30405*"/>
    </style:style>
    <style:style style:name="Table2.B" style:family="table-column">
      <style:table-column-properties style:column-width="8.08cm" style:rel-column-width="3513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74cm" table:align="margins" style:writing-mode="lr-tb"/>
    </style:style>
    <style:style style:name="Table3.A" style:family="table-column">
      <style:table-column-properties style:column-width="6.985cm" style:rel-column-width="30367*"/>
    </style:style>
    <style:style style:name="Table3.B" style:family="table-column">
      <style:table-column-properties style:column-width="8.089cm" style:rel-column-width="3516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74cm" table:align="margins" style:writing-mode="lr-tb"/>
    </style:style>
    <style:style style:name="Table4.A" style:family="table-column">
      <style:table-column-properties style:column-width="6.99cm" style:rel-column-width="30390*"/>
    </style:style>
    <style:style style:name="Table4.B" style:family="table-column">
      <style:table-column-properties style:column-width="8.084cm" style:rel-column-width="3514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074cm" table:align="margins" style:writing-mode="lr-tb"/>
    </style:style>
    <style:style style:name="Table5.A" style:family="table-column">
      <style:table-column-properties style:column-width="6.99cm" style:rel-column-width="30390*"/>
    </style:style>
    <style:style style:name="Table5.B" style:family="table-column">
      <style:table-column-properties style:column-width="8.084cm" style:rel-column-width="35145*"/>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74cm" table:align="margins" style:writing-mode="lr-tb"/>
    </style:style>
    <style:style style:name="Table6.A" style:family="table-column">
      <style:table-column-properties style:column-width="6.99cm" style:rel-column-width="30390*"/>
    </style:style>
    <style:style style:name="Table6.B" style:family="table-column">
      <style:table-column-properties style:column-width="8.084cm" style:rel-column-width="351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074cm" table:align="margins" style:writing-mode="lr-tb"/>
    </style:style>
    <style:style style:name="Table7.A" style:family="table-column">
      <style:table-column-properties style:column-width="6.99cm" style:rel-column-width="30390*"/>
    </style:style>
    <style:style style:name="Table7.B" style:family="table-column">
      <style:table-column-properties style:column-width="8.084cm" style:rel-column-width="3514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Table8" style:family="table">
      <style:table-properties style:width="15.074cm" table:align="margins"/>
    </style:style>
    <style:style style:name="Table8.A" style:family="table-column">
      <style:table-column-properties style:column-width="3.11cm" style:rel-column-width="13519*"/>
    </style:style>
    <style:style style:name="Table8.B" style:family="table-column">
      <style:table-column-properties style:column-width="11.964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74cm" table:align="margins"/>
    </style:style>
    <style:style style:name="Table9.A" style:family="table-column">
      <style:table-column-properties style:column-width="3.11cm" style:rel-column-width="13519*"/>
    </style:style>
    <style:style style:name="Table9.B" style:family="table-column">
      <style:table-column-properties style:column-width="11.964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074cm" table:align="margins"/>
    </style:style>
    <style:style style:name="Table10.A" style:family="table-column">
      <style:table-column-properties style:column-width="3.11cm" style:rel-column-width="13519*"/>
    </style:style>
    <style:style style:name="Table10.B" style:family="table-column">
      <style:table-column-properties style:column-width="11.964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74cm" table:align="margins"/>
    </style:style>
    <style:style style:name="Table11.A" style:family="table-column">
      <style:table-column-properties style:column-width="3.11cm" style:rel-column-width="13519*"/>
    </style:style>
    <style:style style:name="Table11.B" style:family="table-column">
      <style:table-column-properties style:column-width="11.964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74cm" table:align="margins"/>
    </style:style>
    <style:style style:name="Table12.A" style:family="table-column">
      <style:table-column-properties style:column-width="3.11cm" style:rel-column-width="13519*"/>
    </style:style>
    <style:style style:name="Table12.B" style:family="table-column">
      <style:table-column-properties style:column-width="11.964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74cm" table:align="margins"/>
    </style:style>
    <style:style style:name="Table13.A" style:family="table-column">
      <style:table-column-properties style:column-width="3.11cm" style:rel-column-width="13519*"/>
    </style:style>
    <style:style style:name="Table13.B" style:family="table-column">
      <style:table-column-properties style:column-width="11.964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5.074cm" table:align="margins"/>
    </style:style>
    <style:style style:name="Table14.A" style:family="table-column">
      <style:table-column-properties style:column-width="3.11cm" style:rel-column-width="13519*"/>
    </style:style>
    <style:style style:name="Table14.B" style:family="table-column">
      <style:table-column-properties style:column-width="11.964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074cm" table:align="margins"/>
    </style:style>
    <style:style style:name="Table15.A" style:family="table-column">
      <style:table-column-properties style:column-width="3.11cm" style:rel-column-width="13519*"/>
    </style:style>
    <style:style style:name="Table15.B" style:family="table-column">
      <style:table-column-properties style:column-width="11.964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74cm" table:align="margins"/>
    </style:style>
    <style:style style:name="Table16.A" style:family="table-column">
      <style:table-column-properties style:column-width="3.11cm" style:rel-column-width="13519*"/>
    </style:style>
    <style:style style:name="Table16.B" style:family="table-column">
      <style:table-column-properties style:column-width="11.964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074cm" table:align="margins"/>
    </style:style>
    <style:style style:name="Table17.A" style:family="table-column">
      <style:table-column-properties style:column-width="3.11cm" style:rel-column-width="13519*"/>
    </style:style>
    <style:style style:name="Table17.B" style:family="table-column">
      <style:table-column-properties style:column-width="11.964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074cm" table:align="margins"/>
    </style:style>
    <style:style style:name="Table18.A" style:family="table-column">
      <style:table-column-properties style:column-width="3.11cm" style:rel-column-width="13519*"/>
    </style:style>
    <style:style style:name="Table18.B" style:family="table-column">
      <style:table-column-properties style:column-width="11.964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74cm" table:align="margins"/>
    </style:style>
    <style:style style:name="Table19.A" style:family="table-column">
      <style:table-column-properties style:column-width="3.11cm" style:rel-column-width="13519*"/>
    </style:style>
    <style:style style:name="Table19.B" style:family="table-column">
      <style:table-column-properties style:column-width="11.964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tab-stops>
          <style:tab-stop style:position="0.776cm"/>
          <style:tab-stop style:position="15.222cm" style:type="right" style:leader-style="dotted" style:leader-text="."/>
        </style:tab-stops>
      </style:paragraph-properties>
    </style:style>
    <style:style style:name="P3" style:family="paragraph" style:parent-style-name="Text_20_body">
      <style:text-properties fo:language="en" fo:country="GB"/>
    </style:style>
    <style:style style:name="P4" style:family="paragraph" style:parent-style-name="Code">
      <style:text-properties style:font-name-asian="Consolas"/>
    </style:style>
    <style:style style:name="P5" style:family="paragraph" style:parent-style-name="Code">
      <style:text-properties fo:language="da" fo:country="DK" style:font-name-asian="Consolas"/>
    </style:style>
    <style:style style:name="P6" style:family="paragraph" style:parent-style-name="Code">
      <style:paragraph-properties fo:margin-left="0cm" fo:margin-right="0cm" fo:text-indent="1.27cm" style:auto-text-indent="false"/>
      <style:text-properties fo:language="da" fo:country="DK"/>
    </style:style>
    <style:style style:name="P7" style:family="paragraph" style:parent-style-name="Contents_20_1">
      <style:paragraph-properties>
        <style:tab-stops>
          <style:tab-stop style:position="15.071cm" style:type="right" style:leader-style="dotted" style:leader-text="."/>
        </style:tab-stops>
      </style:paragraph-properties>
    </style:style>
    <style:style style:name="P8" style:family="paragraph" style:parent-style-name="Contents_20_3">
      <style:paragraph-properties>
        <style:tab-stops>
          <style:tab-stop style:position="15.071cm" style:type="right" style:leader-style="dotted" style:leader-text="."/>
        </style:tab-stops>
      </style:paragraph-properties>
    </style:style>
    <style:style style:name="P9" style:family="paragraph" style:parent-style-name="Contents_20_2">
      <style:paragraph-properties>
        <style:tab-stops>
          <style:tab-stop style:position="15.071cm" style:type="right" style:leader-style="dotted" style:leader-text="."/>
        </style:tab-stops>
      </style:paragraph-properties>
    </style:style>
    <style:style style:name="P10" style:family="paragraph" style:parent-style-name="ForsideKunstSkrift" style:master-page-name="MPF0">
      <style:paragraph-properties style:page-number="auto"/>
    </style:style>
    <style:style style:name="P11" style:family="paragraph" style:parent-style-name="Table_20_Contents">
      <style:text-properties fo:language="zxx" fo:country="none"/>
    </style:style>
    <style:style style:name="P12" style:family="paragraph" style:parent-style-name="Heading_20_2">
      <style:text-properties style:font-name-complex="Calibri"/>
    </style:style>
    <style:style style:name="P13"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3"><draw:g text:anchor-type="as-char" svg:y="0cm" draw:z-index="9" draw:name="Group 3" draw:style-name="gr21"><draw:g draw:name="Group 4" draw:style-name="gr2"><draw:custom-shape draw:name="AutoShape 5" draw:style-name="gr22" draw:text-style-name="P13"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13"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13"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13"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13"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13"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13"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13"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13"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13"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13"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13"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13"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13"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13"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13"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13"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13"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13"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13"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13"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13"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 Copyright </text:span></text:span><text:span text:style-name="Default_20_Paragraph_20_Font"><text:span text:style-name="T5"><text:date style:data-style-name="N5108" text:date-value="2012-01-17T19:37:07.94">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text:a xlink:type="simple" xlink:href="#__RefHeading__1_1567338355">1 Overall description<text:tab/>3</text:a></text:p>
          <text:p text:style-name="P9"><text:a xlink:type="simple" xlink:href="#__RefHeading__1472_1541283110">1.1 StandardReturType <text:tab/>3</text:a></text:p>
          <text:p text:style-name="P7"><text:a xlink:type="simple" xlink:href="#__RefHeading__3_1567338355">2 Return codes<text:tab/>4</text:a></text:p>
          <text:p text:style-name="P9"><text:a xlink:type="simple" xlink:href="#__RefHeading__5_1567338355">2.1 200 (OK)<text:tab/>4</text:a></text:p>
          <text:p text:style-name="P9"><text:a xlink:type="simple" xlink:href="#__RefHeading__7_1567338355">2.2 206 (partial success)<text:tab/>4</text:a></text:p>
          <text:p text:style-name="P9"><text:a xlink:type="simple" xlink:href="#__RefHeading__9_1567338355">2.3 400 (Bad request)<text:tab/>4</text:a></text:p>
          <text:p text:style-name="P9"><text:a xlink:type="simple" xlink:href="#__RefHeading__11_1567338355">2.4 500 (Unspecified)<text:tab/>5</text:a></text:p>
          <text:p text:style-name="P9"><text:a xlink:type="simple" xlink:href="#__RefHeading__13_1567338355">2.5 503 (data source unavailable)<text:tab/>5</text:a></text:p>
          <text:p text:style-name="P9"><text:a xlink:type="simple" xlink:href="#__RefHeading__15_1567338355">2.6 501 (Not implemented)<text:tab/>5</text:a></text:p>
          <text:p text:style-name="P9"><text:a xlink:type="simple" xlink:href="#__RefHeading__17_1567338355">2.7 404 (Not found)<text:tab/>5</text:a></text:p>
          <text:p text:style-name="P7"><text:a xlink:type="simple" xlink:href="#__RefHeading__1474_1541283110">3 Part service<text:tab/>6</text:a></text:p>
          <text:p text:style-name="P9"><text:a xlink:type="simple" xlink:href="#__RefHeading__1476_1541283110">3.1 Read<text:tab/>6</text:a></text:p>
          <text:p text:style-name="P8"><text:a xlink:type="simple" xlink:href="#__RefHeading__1907_1541283110">3.1.1 Signature<text:tab/>6</text:a></text:p>
          <text:p text:style-name="P8"><text:a xlink:type="simple" xlink:href="#__RefHeading__1478_1541283110">3.1.2 Parameters<text:tab/>6</text:a></text:p>
          <text:p text:style-name="P8"><text:a xlink:type="simple" xlink:href="#__RefHeading__1480_1541283110">3.1.3 Return value components<text:tab/>6</text:a></text:p>
          <text:p text:style-name="P8"><text:a xlink:type="simple" xlink:href="#__RefHeading__1524_1541283110">3.1.4 Review<text:tab/>6</text:a></text:p>
          <text:p text:style-name="P9"><text:a xlink:type="simple" xlink:href="#__RefHeading__1766_1541283110">3.2 RefreshRead<text:tab/>6</text:a></text:p>
          <text:p text:style-name="P9"><text:a xlink:type="simple" xlink:href="#__RefHeading__1768_1541283110">3.3 List<text:tab/>6</text:a></text:p>
          <text:p text:style-name="P8"><text:a xlink:type="simple" xlink:href="#__RefHeading__1909_1541283110">3.3.1 Signature<text:tab/>7</text:a></text:p>
          <text:p text:style-name="P8"><text:a xlink:type="simple" xlink:href="#__RefHeading__1478_15412831101">3.3.2 Parameters<text:tab/>7</text:a></text:p>
          <text:p text:style-name="P8"><text:a xlink:type="simple" xlink:href="#__RefHeading__1480_15412831101">3.3.3 Return value components<text:tab/>7</text:a></text:p>
          <text:p text:style-name="P8"><text:a xlink:type="simple" xlink:href="#__RefHeading__1524_15412831101">3.3.4 Review<text:tab/>7</text:a></text:p>
          <text:p text:style-name="P9"><text:a xlink:type="simple" xlink:href="#__RefHeading__1770_1541283110">3.4 Search<text:tab/>7</text:a></text:p>
          <text:p text:style-name="P8"><text:a xlink:type="simple" xlink:href="#__RefHeading__1911_1541283110">3.4.1 Signature<text:tab/>7</text:a></text:p>
          <text:p text:style-name="P8"><text:a xlink:type="simple" xlink:href="#__RefHeading__1478_154128311011">3.4.2 Parameters<text:tab/>7</text:a></text:p>
          <text:p text:style-name="P8"><text:a xlink:type="simple" xlink:href="#__RefHeading__1480_154128311011">3.4.3 Return value components<text:tab/>8</text:a></text:p>
          <text:p text:style-name="P8"><text:a xlink:type="simple" xlink:href="#__RefHeading__1524_154128311011">3.4.4 Review<text:tab/>8</text:a></text:p>
          <text:p text:style-name="P9"><text:a xlink:type="simple" xlink:href="#__RefHeading__1772_1541283110">3.5 GetUuid<text:tab/>8</text:a></text:p>
          <text:p text:style-name="P8"><text:a xlink:type="simple" xlink:href="#__RefHeading__1913_1541283110">3.5.1 Signature<text:tab/>8</text:a></text:p>
          <text:p text:style-name="P8"><text:a xlink:type="simple" xlink:href="#__RefHeading__1478_1541283110111">3.5.2 Parameters<text:tab/>8</text:a></text:p>
          <text:p text:style-name="P8"><text:a xlink:type="simple" xlink:href="#__RefHeading__1480_1541283110111">3.5.3 Return value components<text:tab/>8</text:a></text:p>
          <text:p text:style-name="P8"><text:a xlink:type="simple" xlink:href="#__RefHeading__1524_1541283110111">3.5.4 Review<text:tab/>8</text:a></text:p>
        </text:index-body>
      </text:table-of-content>
      <text:p text:style-name="P2"/>
      <text:h text:style-name="Heading_20_1" text:outline-level="1"><text:bookmark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StandardReturType<text:span text:style-name="T3">. The second object will contain the actual returned value of the operation (in case of success) or null (in case of failure).</text:span></text:p>
      <text:h text:style-name="P12" text:outline-level="2"><text:bookmark text:name="__RefHeading__1472_1541283110"/>StandardReturType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Code">public<text:span text:style-name="T4"> </text:span>partial<text:span text:style-name="T4"> </text:span>class<text:span text:style-name="T4"> </text:span>StandardReturType</text:p>
      <text:p text:style-name="P4">{</text:p>
      <text:p text:style-name="P6">public<text:span text:style-name="T4"> </text:span>string<text:span text:style-name="T4"> </text:span>StatusKode<text:span text:style-name="T4">;</text:span></text:p>
      <text:p text:style-name="P6">public<text:span text:style-name="T4"> </text:span>string<text:span text:style-name="T4"> </text:span>FejlbeskedTekst<text:span text:style-name="T4">;</text:span></text:p>
      <text:p text:style-name="P5">}</text:p>
      <text:p text:style-name="Text_20_body"/>
      <text:p text:style-name="Text_20_body">The<text:span text:style-name="T3"> </text:span>StatusKode<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FejlbeskedTekst<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StandardReturType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Table_20_Heading">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Table_20_Heading">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Table_20_Heading">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elementName<text:span text:style-name="T3">&gt;</text:span></text:p>
          </table:table-cell>
          <table:table-cell table:style-name="Table3.B1" office:value-type="string">
            <text:p text:style-name="Table_20_Contents">The<text:span text:style-name="T3"> </text:span>element<text:span text:style-name="T3"> &lt;</text:span>elementName<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objectName<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SubscribeOnBirthdate<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SetDataProviders<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AppToke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text:span text:style-name="T3"> </text:span>token<text:span text:style-name="T3"> </text:span>passed<text:span text:style-name="T3"> </text:span>to<text:span text:style-name="T3"> </text:span>UnRegisterApp<text:span text:style-name="T3"> </text:span>or<text:span text:style-name="T3"> </text:span>ApproveAppRegistratio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GetPersonBirthdates<text:span text:style-name="T3"> </text:span>and<text:span text:style-name="T3"> </text:span>DequeueDataChangeEvents<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paramNam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MaksimalAntalKvantitet<text:span text:style-name="T3"> </text:span>and<text:span text:style-name="T3"> </text:span>FoersteResultatReference</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ApplicationHeader<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uuid<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RefreshRead<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cprNumber<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GetUuid</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oft-page-break/>MaksimalAntalKvantitet<text:span text:style-name="T3"> </text:span>and<text:span text:style-name="T3"> </text:span>FoersteResultatReference<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exceptionMessage<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able:table-row table:style-name="Table3.1">
          <table:table-cell table:style-name="Table3.A1" office:value-type="string">
            <text:p text:style-name="Table_20_Contents">ApplicationName<text:span text:style-name="T3"> '&lt;</text:span>appName<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RequestAppRegistratio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SubscribeOnBirthdate<text:span text:style-name="T3"> </text:span>could<text:span text:style-name="T3"> </text:span>not<text:span text:style-name="T3"> </text:span>be<text:span text:style-name="T3"> </text:span>reached</text:p>
          </table:table-cell>
        </table:table-row>
      </table:table>
      <text:h text:style-name="Heading_20_2" text:outline-level="2"><text:bookmark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Table_20_Heading">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Table_20_Heading">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Table_20_Heading">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Table_20_Heading">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NotificationChannel<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SubscribeOnBirthdate<text:span text:style-name="T3">) </text:span>was<text:span text:style-name="T3"> </text:span>unreachable</text:p>
          </table:table-cell>
        </table:table-row>
      </table:table>
      <text:h text:style-name="Heading_20_1" text:outline-level="1"><text:bookmark text:name="__RefHeading__1474_1541283110"/>Part service<text:bookmark-end text:name="__RefHeading__1474_1541283110"/></text:h>
      <text:p text:style-name="Text_20_body">Allows access to CPR data through a standard PART interface. Methods of this service are executed via local data provider whenever possible (except RefreshRead). Otherwise, an external data provider is used to implement the request.</text:p>
      <text:h text:style-name="Heading_20_2" text:outline-level="2"><text:bookmark text:name="__RefHeading__1476_1541283110"/>Read<text:bookmark-end text:name="__RefHeading__1476_1541283110"/></text:h>
      <text:p text:style-name="Text_20_body">Finds and returns a single person object. It will return the latest registration within the specified range. It first looks in the local database, and attempts external data providers if no data is found locally.</text:p>
      <text:h text:style-name="Heading_20_3" text:outline-level="3"><text:bookmark text:name="__RefHeading__1907_1541283110"/>Signature<text:bookmark-end text:name="__RefHeading__1907_1541283110"/></text:h>
      <text:p text:style-name="Text_20_body">LaesOutputType RefreshRead(LaesInputType input)</text:p>
      <text:h text:style-name="Heading_20_3" text:outline-level="3"><text:bookmark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p text:style-name="Text_20_body"/>
      <text:h text:style-name="Heading_20_2" text:outline-level="2"><text:bookmark text:name="__RefHeading__1766_1541283110"/>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 text:name="__RefHeading__1768_1541283110"/>List<text:bookmark-end text:name="__RefHeading__1768_1541283110"/></text:h>
      <text:p text:style-name="Text_20_body"><text:soft-page-break/>Finds and returns several person objects that match the ID List supplied. Just like Read, every person is first attempted locally, and if not found, an external data provider is attempted.</text:p>
      <text:h text:style-name="Heading_20_3" text:outline-level="3"><text:bookmark text:name="__RefHeading__1909_1541283110"/>Signature<text:bookmark-end text:name="__RefHeading__1909_1541283110"/></text:h>
      <text:p text:style-name="Text_20_body">ListOutputType1 List(ListInputType input)</text:p>
      <text:h text:style-name="Heading_20_3" text:outline-level="3"><text:bookmark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aesResultat</text:p>
          </table:table-cell>
          <table:table-cell table:style-name="Table12.B2" office:value-type="string">
            <text:p text:style-name="P11">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2" text:outline-level="2"><text:bookmark text:name="__RefHeading__1770_1541283110"/>Search<text:bookmark-end text:name="__RefHeading__1770_1541283110"/></text:h>
      <text:p text:style-name="Text_20_body">Searches the local database for matching persons. The current implementation can only search by UUID, CPR number, first name, middle <text:s/>name or last name. Search is performed for whole words only..</text:p>
      <text:h text:style-name="Heading_20_3" text:outline-level="3"><text:bookmark text:name="__RefHeading__1911_1541283110"/>Signature<text:bookmark-end text:name="__RefHeading__1911_1541283110"/></text:h>
      <text:p text:style-name="Text_20_body">SoegOutputType Search(SoegInputType1 searchCriteria)</text:p>
      <text:h text:style-name="Heading_20_3" text:outline-level="3"><text:bookmark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searchCriteria</text:p>
          </table:table-cell>
          <table:table-cell table:style-name="Table14.B2" office:value-type="string">
            <text:p text:style-name="Table_20_Contents">The search criteria. </text:p>
          </table:table-cell>
        </table:table-row>
      </table:table>
      <text:h text:style-name="Heading_20_3" text:outline-level="3"><text:bookmark text:name="__RefHeading__1480_154128311011"/><text:soft-page-break/>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LaesResultat</text:p>
          </table:table-cell>
          <table:table-cell table:style-name="Table15.B2" office:value-type="string">
            <text:p text:style-name="P11">List of UUID's of the found persons. You can then call Read or List to get detailed data.</text:p>
          </table:table-cell>
        </table:table-row>
      </table:table>
      <text:h text:style-name="Heading_20_3" text:outline-level="3"><text:bookmark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h text:style-name="Heading_20_2" text:outline-level="2"><text:bookmark text:name="__RefHeading__1772_1541283110"/>GetUuid<text:bookmark-end text:name="__RefHeading__1772_1541283110"/></text:h>
      <text:p text:style-name="Text_20_body">Gets the person's UUID from his CPR number. If no mapping is found locally, it calls the UUID assignment authority (PersonMaster service).</text:p>
      <text:h text:style-name="Heading_20_3" text:outline-level="3"><text:bookmark text:name="__RefHeading__1913_1541283110"/>Signature<text:bookmark-end text:name="__RefHeading__1913_1541283110"/></text:h>
      <text:p text:style-name="Text_20_body">GetUuidOutputType GetUuid(string cprNumber)</text:p>
      <text:h text:style-name="Heading_20_3" text:outline-level="3"><text:bookmark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cprNumber</text:p>
          </table:table-cell>
          <table:table-cell table:style-name="Table17.B2" office:value-type="string">
            <text:p text:style-name="Table_20_Contents">CPR number of person needed.</text:p>
          </table:table-cell>
        </table:table-row>
      </table:table>
      <text:h text:style-name="Heading_20_3" text:outline-level="3"><text:bookmark text:name="__RefHeading__1480_1541283110111"/>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11">The person's UUID.</text:p>
          </table:table-cell>
        </table:table-row>
      </table:table>
      <text:h text:style-name="Heading_20_3" text:outline-level="3"><text:bookmark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7"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Part service</text:chapter></text:p>
      </style:header>
      <style:footer>
        <text:p text:style-name="Footer"><text:span text:style-name="MT1"><text:title>CPR Broker</text:title></text:span><text:span text:style-name="MT1"><text:tab/><text:tab/></text:span><text:span text:style-name="Paginering"><text:span text:style-name="MT1"><text:page-number text:select-page="current">8</text:page-number></text:span></text:span></text:p>
      </style:footer>
    </style:master-page>
    <style:master-page style:name="MP3" style:page-layout-name="Mpm7">
      <style:header>
        <text:p text:style-name="MP1"><draw:g text:anchor-type="paragraph" draw:z-index="8"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creator>Beemen Beshara</dc:creator>
    <dc:date>2012-01-17T19:37:06.67</dc:date>
    <meta:editing-cycles>31</meta:editing-cycles>
    <meta:editing-duration>PT5H23M50S</meta:editing-duration>
    <meta:generator>LibreOffice/3.4$Win32 LibreOffice_project/340m1$Build-103</meta:generator>
    <dc:subject>Method description</dc:subject>
    <meta:document-statistic meta:table-count="19" meta:image-count="0" meta:object-count="0" meta:page-count="8" meta:paragraph-count="4" meta:word-count="1114" meta:character-count="7351" meta:non-whitespace-character-count="6457"/>
    <meta:user-defined meta:name="Info 1"/>
    <meta:user-defined meta:name="Info 2"/>
    <meta:user-defined meta:name="Info 3"/>
    <meta:user-defined meta:name="Info 4"/>
  </office:meta>
</office:document-meta>
</file>